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extbody"/>
  </office:automatic-styles>
  <office:body>
    <office:text>
      <text:p text:style-name="P1003">Simple text document with metadata.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casper</meta:initial-creator>
    <meta:creation-date>2020-08-19T12:00:19</meta:creation-date>
    <dc:creator>casper</dc:creator>
    <dc:date>2020-08-19T12:00:19</dc:date>
    <dc:language>en-US</dc:language>
    <meta:editing-cycles>1</meta:editing-cycles>
    <meta:editing-duration>PT00M01S</meta:editing-duration>
    <dc:title>[no title]</dc:title>
    <meta:keyword>reStructuredText</meta:keyword>
    <meta:keyword>docutils</meta:keyword>
    <meta:keyword>formatting</meta:keyword>
    <meta:keyword>multi word keywords</meta:keyword>
    <meta:keyword>dashed-keywords</meta:keyword>
    <meta:keyword>www.example.com</meta:keyword>
    <dc:description>A reST document, contains formatted text in a formatted style.</dc:description>
    <dc:subject>Meta-data test document</dc:subject>
    <meta:user-defined meta:name="classification">Company confidential</meta:user-defined>
  </office:meta>
</office:document-meta>
</file>